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68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8pt" style:language-asian="none" style:country-asian="none" style:font-style-asian="normal" style:font-weight-asian="norm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8pt" style:language-asian="none" style:country-asian="none" style:font-style-asian="normal" style:font-weight-asian="norm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3" table:default-cell-style-name="ce4"/>
        <table:table-column table:style-name="co5" table:default-cell-style-name="ce6"/>
        <table:table-column table:style-name="co5" table:default-cell-style-name="Default"/>
        <table:table-row table:style-name="ro1">
          <table:table-cell table:style-name="Default" table:number-columns-repeated="10"/>
          <table:table-cell/>
        </table:table-row>
        <table:table-row table:style-name="ro2">
          <table:table-cell table:style-name="ce1" office:value-type="string" calcext:value-type="string">
            <text:p>Catego-ry</text:p>
          </table:table-cell>
          <table:table-cell table:style-name="ce1" office:value-type="string" calcext:value-type="string">
            <text:p>Count of internal</text:p>
          </table:table-cell>
          <table:table-cell table:style-name="ce1" office:value-type="string" calcext:value-type="string">
            <text:p>Count of external</text:p>
          </table:table-cell>
          <table:table-cell table:style-name="ce1" office:value-type="string" calcext:value-type="string">
            <text:p>Total of a category</text:p>
          </table:table-cell>
          <table:table-cell table:style-name="ce1" office:value-type="string" calcext:value-type="string">
            <text:p>Expected (internal)</text:p>
          </table:table-cell>
          <table:table-cell table:style-name="ce1" office:value-type="string" calcext:value-type="string">
            <text:p>Expected (external)</text:p>
          </table:table-cell>
          <table:table-cell table:style-name="ce1" office:value-type="string" calcext:value-type="string">
            <text:p>Chi-squared statistic(internal)</text:p>
          </table:table-cell>
          <table:table-cell table:style-name="ce1" office:value-type="string" calcext:value-type="string">
            <text:p>Chi-squared statistic(external)</text:p>
          </table:table-cell>
          <table:table-cell table:style-name="ce1" office:value-type="string" calcext:value-type="string">
            <text:p>Chi-squared statisticof each topic</text:p>
          </table:table-cell>
          <table:table-cell table:style-name="ce5" office:value-type="string" calcext:value-type="string">
            <text:p>p-value</text:p>
          </table:table-cell>
          <table:table-cell/>
        </table:table-row>
        <table:table-row table:style-name="ro3">
          <table:table-cell office:value-type="string" calcext:value-type="string">
            <text:p>1- sexism and equality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formula="of:=PRODUCT([.D3]; 0.2)" office:value-type="float" office:value="14" calcext:value-type="float">
            <text:p>14</text:p>
          </table:table-cell>
          <table:table-cell table:formula="of:=PRODUCT([.D3]; 0.8)" office:value-type="float" office:value="56" calcext:value-type="float">
            <text:p>56</text:p>
          </table:table-cell>
          <table:table-cell table:formula="of:=POWER([.E3]-[.B3]; 2)/[.E3]" office:value-type="float" office:value="10.2857142857143" calcext:value-type="float">
            <text:p>10.2857142857143</text:p>
          </table:table-cell>
          <table:table-cell table:formula="of:=POWER([.F3]-[.C3]; 2)/[.F3]" office:value-type="float" office:value="2.57142857142857" calcext:value-type="float">
            <text:p>2.57142857142857</text:p>
          </table:table-cell>
          <table:table-cell table:formula="of:=SUM([.G3:.H3])" office:value-type="float" office:value="12.8571428571429" calcext:value-type="float">
            <text:p>12.8571428571429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3">
          <table:table-cell office:value-type="string" calcext:value-type="string">
            <text:p>2- carrer and education</text:p>
          </table:table-cell>
          <table:table-cell office:value-type="float" office:value="79" calcext:value-type="float">
            <text:p>79</text:p>
          </table:table-cell>
          <table:table-cell office:value-type="float" office:value="270" calcext:value-type="float">
            <text:p>270</text:p>
          </table:table-cell>
          <table:table-cell office:value-type="float" office:value="349" calcext:value-type="float">
            <text:p>349</text:p>
          </table:table-cell>
          <table:table-cell table:formula="of:=PRODUCT([.D4]; 0.2)" office:value-type="float" office:value="69.8" calcext:value-type="float">
            <text:p>69.8</text:p>
          </table:table-cell>
          <table:table-cell table:formula="of:=PRODUCT([.D4]; 0.8)" office:value-type="float" office:value="279.2" calcext:value-type="float">
            <text:p>279.2</text:p>
          </table:table-cell>
          <table:table-cell table:formula="of:=POWER([.E4]-[.B4]; 2)/[.E4]" office:value-type="float" office:value="1.21260744985673" calcext:value-type="float">
            <text:p>1.21260744985673</text:p>
          </table:table-cell>
          <table:table-cell table:formula="of:=POWER([.F4]-[.C4]; 2)/[.F4]" office:value-type="float" office:value="0.303151862464183" calcext:value-type="float">
            <text:p>0.303151862464183</text:p>
          </table:table-cell>
          <table:table-cell table:formula="of:=SUM([.G4:.H4])" office:value-type="float" office:value="1.51575931232092" calcext:value-type="float">
            <text:p>1.51575931232092</text:p>
          </table:table-cell>
          <table:table-cell office:value-type="float" office:value="0.74" calcext:value-type="float">
            <text:p>0.74</text:p>
          </table:table-cell>
          <table:table-cell table:formula="of:=SUM([.E4:.F4])" office:value-type="float" office:value="349" calcext:value-type="float">
            <text:p>349</text:p>
          </table:table-cell>
        </table:table-row>
        <table:table-row table:style-name="ro3">
          <table:table-cell office:value-type="string" calcext:value-type="string">
            <text:p>3- saftey, health and sport</text:p>
          </table:table-cell>
          <table:table-cell office:value-type="float" office:value="115" calcext:value-type="float">
            <text:p>115</text:p>
          </table:table-cell>
          <table:table-cell office:value-type="float" office:value="225" calcext:value-type="float">
            <text:p>225</text:p>
          </table:table-cell>
          <table:table-cell office:value-type="float" office:value="340" calcext:value-type="float">
            <text:p>340</text:p>
          </table:table-cell>
          <table:table-cell table:formula="of:=PRODUCT([.D5]; 0.2)" office:value-type="float" office:value="68" calcext:value-type="float">
            <text:p>68</text:p>
          </table:table-cell>
          <table:table-cell table:formula="of:=PRODUCT([.D5]; 0.8)" office:value-type="float" office:value="272" calcext:value-type="float">
            <text:p>272</text:p>
          </table:table-cell>
          <table:table-cell table:formula="of:=POWER([.E5]-[.B5]; 2)/[.E5]" office:value-type="float" office:value="32.4852941176471" calcext:value-type="float">
            <text:p>32.4852941176471</text:p>
          </table:table-cell>
          <table:table-cell table:formula="of:=POWER([.F5]-[.C5]; 2)/[.F5]" office:value-type="float" office:value="8.12132352941176" calcext:value-type="float">
            <text:p>8.12132352941176</text:p>
          </table:table-cell>
          <table:table-cell table:formula="of:=SUM([.G5:.H5])" office:value-type="float" office:value="40.6066176470588" calcext:value-type="float">
            <text:p>40.6066176470588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3">
          <table:table-cell office:value-type="string" calcext:value-type="string">
            <text:p>4- technology, media and art</text:p>
          </table:table-cell>
          <table:table-cell office:value-type="float" office:value="45" calcext:value-type="float">
            <text:p>45</text:p>
          </table:table-cell>
          <table:table-cell office:value-type="float" office:value="262" calcext:value-type="float">
            <text:p>262</text:p>
          </table:table-cell>
          <table:table-cell office:value-type="float" office:value="307" calcext:value-type="float">
            <text:p>307</text:p>
          </table:table-cell>
          <table:table-cell table:formula="of:=PRODUCT([.D6]; 0.2)" office:value-type="float" office:value="61.4" calcext:value-type="float">
            <text:p>61.4</text:p>
          </table:table-cell>
          <table:table-cell table:formula="of:=PRODUCT([.D6]; 0.8)" office:value-type="float" office:value="245.6" calcext:value-type="float">
            <text:p>245.6</text:p>
          </table:table-cell>
          <table:table-cell table:formula="of:=POWER([.E6]-[.B6]; 2)/[.E6]" office:value-type="float" office:value="4.38045602605864" calcext:value-type="float">
            <text:p>4.38045602605864</text:p>
          </table:table-cell>
          <table:table-cell table:formula="of:=POWER([.F6]-[.C6]; 2)/[.F6]" office:value-type="float" office:value="1.09511400651465" calcext:value-type="float">
            <text:p>1.09511400651465</text:p>
          </table:table-cell>
          <table:table-cell table:formula="of:=SUM([.G6:.H6])" office:value-type="float" office:value="5.47557003257329" calcext:value-type="float">
            <text:p>5.47557003257329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3">
          <table:table-cell office:value-type="string" calcext:value-type="string">
            <text:p>5- society, family and culture</text:p>
          </table:table-cell>
          <table:table-cell office:value-type="float" office:value="80" calcext:value-type="float">
            <text:p>80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table:formula="of:=PRODUCT([.D7]; 0.2)" office:value-type="float" office:value="85" calcext:value-type="float">
            <text:p>85</text:p>
          </table:table-cell>
          <table:table-cell table:formula="of:=PRODUCT([.D7]; 0.8)" office:value-type="float" office:value="340" calcext:value-type="float">
            <text:p>340</text:p>
          </table:table-cell>
          <table:table-cell table:formula="of:=POWER([.E7]-[.B7]; 2)/[.E7]" office:value-type="float" office:value="0.294117647058823" calcext:value-type="float">
            <text:p>0.294117647058823</text:p>
          </table:table-cell>
          <table:table-cell table:formula="of:=POWER([.F7]-[.C7]; 2)/[.F7]" office:value-type="float" office:value="0.0735294117647059" calcext:value-type="float">
            <text:p>0.073529411764706</text:p>
          </table:table-cell>
          <table:table-cell table:formula="of:=SUM([.G7:.H7])" office:value-type="float" office:value="0.367647058823529" calcext:value-type="float">
            <text:p>0.367647058823529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3">
          <table:table-cell office:value-type="string" calcext:value-type="string">
            <text:p>6- politics, environment, economics and law</text:p>
          </table:table-cell>
          <table:table-cell office:value-type="float" office:value="146" calcext:value-type="float">
            <text:p>146</text:p>
          </table:table-cell>
          <table:table-cell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PRODUCT([.D8]; 0.2)" office:value-type="float" office:value="162.6" calcext:value-type="float">
            <text:p>162.6</text:p>
          </table:table-cell>
          <table:table-cell table:formula="of:=PRODUCT([.D8]; 0.8)" office:value-type="float" office:value="650.4" calcext:value-type="float">
            <text:p>650.4</text:p>
          </table:table-cell>
          <table:table-cell table:formula="of:=POWER([.E8]-[.B8]; 2)/[.E8]" office:value-type="float" office:value="1.69471094710948" calcext:value-type="float">
            <text:p>1.69471094710948</text:p>
          </table:table-cell>
          <table:table-cell table:formula="of:=POWER([.F8]-[.C8]; 2)/[.F8]" office:value-type="float" office:value="0.423677736777363" calcext:value-type="float">
            <text:p>0.423677736777363</text:p>
          </table:table-cell>
          <table:table-cell table:formula="of:=SUM([.G8:.H8])" office:value-type="float" office:value="2.11838868388684" calcext:value-type="float">
            <text:p>2.11838868388684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3">
          <table:table-cell table:style-name="ce3" office:value-type="string" calcext:value-type="string">
            <text:p>7- country, people and things</text:p>
            <text:p/>
          </table:table-cell>
          <table:table-cell office:value-type="float" office:value="93" calcext:value-type="float">
            <text:p>93</text:p>
          </table:table-cell>
          <table:table-cell office:value-type="float" office:value="431" calcext:value-type="float">
            <text:p>431</text:p>
          </table:table-cell>
          <table:table-cell office:value-type="float" office:value="524" calcext:value-type="float">
            <text:p>524</text:p>
          </table:table-cell>
          <table:table-cell table:formula="of:=PRODUCT([.D9]; 0.2)" office:value-type="float" office:value="104.8" calcext:value-type="float">
            <text:p>104.8</text:p>
          </table:table-cell>
          <table:table-cell table:formula="of:=PRODUCT([.D9]; 0.8)" office:value-type="float" office:value="419.2" calcext:value-type="float">
            <text:p>419.2</text:p>
          </table:table-cell>
          <table:table-cell table:formula="of:=POWER([.E9]-[.B9]; 2)/[.E9]" office:value-type="float" office:value="1.32862595419848" calcext:value-type="float">
            <text:p>1.32862595419848</text:p>
          </table:table-cell>
          <table:table-cell table:formula="of:=POWER([.F9]-[.C9]; 2)/[.F9]" office:value-type="float" office:value="0.332156488549616" calcext:value-type="float">
            <text:p>0.332156488549616</text:p>
          </table:table-cell>
          <table:table-cell table:formula="of:=SUM([.G9:.H9])" office:value-type="float" office:value="1.66078244274809" calcext:value-type="float">
            <text:p>1.66078244274809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3">
          <table:table-cell office:value-type="string" calcext:value-type="string">
            <text:p>8 – other or undetermined</text:p>
          </table:table-cell>
          <table:table-cell office:value-type="float" office:value="55" calcext:value-type="float">
            <text:p>55</text:p>
          </table:table-cell>
          <table:table-cell office:value-type="float" office:value="356" calcext:value-type="float">
            <text:p>356</text:p>
          </table:table-cell>
          <table:table-cell office:value-type="float" office:value="411" calcext:value-type="float">
            <text:p>411</text:p>
          </table:table-cell>
          <table:table-cell table:formula="of:=PRODUCT([.D10]; 0.2)" office:value-type="float" office:value="82.2" calcext:value-type="float">
            <text:p>82.2</text:p>
          </table:table-cell>
          <table:table-cell table:formula="of:=PRODUCT([.D10]; 0.8)" office:value-type="float" office:value="328.8" calcext:value-type="float">
            <text:p>328.8</text:p>
          </table:table-cell>
          <table:table-cell table:formula="of:=POWER([.E10]-[.B10]; 2)/[.E10]" office:value-type="float" office:value="9.00048661800487" calcext:value-type="float">
            <text:p>9.00048661800487</text:p>
          </table:table-cell>
          <table:table-cell table:formula="of:=POWER([.F10]-[.C10]; 2)/[.F10]" office:value-type="float" office:value="2.25012165450121" calcext:value-type="float">
            <text:p>2.25012165450121</text:p>
          </table:table-cell>
          <table:table-cell table:formula="of:=SUM([.G10:.H10])" office:value-type="float" office:value="11.2506082725061" calcext:value-type="float">
            <text:p>11.2506082725061</text:p>
          </table:table-cell>
          <table:table-cell office:value-type="float" office:value="0.711" calcext:value-type="float">
            <text:p>0.711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SUM([.B3:.B10])" office:value-type="float" office:value="639" calcext:value-type="float">
            <text:p>639</text:p>
          </table:table-cell>
          <table:table-cell table:formula="of:=SUM([.C3:.C10])" office:value-type="float" office:value="2600" calcext:value-type="float">
            <text:p>2600</text:p>
          </table:table-cell>
          <table:table-cell table:formula="of:=SUM([.D3:.D10])" office:value-type="float" office:value="3239" calcext:value-type="float">
            <text:p>3239</text:p>
          </table:table-cell>
          <table:table-cell table:formula="of:=SUM([.E3:.E10])" office:value-type="float" office:value="647.8" calcext:value-type="float">
            <text:p>647.8</text:p>
          </table:table-cell>
          <table:table-cell table:formula="of:=SUM([.F3:.F10])" office:value-type="float" office:value="2591.2" calcext:value-type="float">
            <text:p>2591.2</text:p>
          </table:table-cell>
          <table:table-cell table:formula="of:=SUM([.G3:.G10])" office:value-type="float" office:value="60.6820130456484" calcext:value-type="float">
            <text:p>60.6820130456484</text:p>
          </table:table-cell>
          <table:table-cell table:formula="of:=SUM([.H3:.H10])" office:value-type="float" office:value="15.1705032614121" calcext:value-type="float">
            <text:p>15.1705032614121</text:p>
          </table:table-cell>
          <table:table-cell table:formula="of:=SUM([.I3:.I10])" office:value-type="float" office:value="75.8525163070604" calcext:value-type="float">
            <text:p>75.85251630706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3:30:35.145459087</meta:creation-date>
    <dc:date>2019-11-05T00:08:08.903594922</dc:date>
    <meta:editing-duration>PT6M31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